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ndlagen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9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.00.0000</text:date>, <text:time style:data-style-name="N2" text:time-value="09:17:05.2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16T12:21:18.685000000</dc:date>
    <meta:editing-duration>PT2H12M48S</meta:editing-duration>
    <meta:editing-cycles>11</meta:editing-cycles>
    <meta:generator>LibreOffice/5.4.7.2$Windows_X86_64 LibreOffice_project/c838ef25c16710f8838b1faec480ebba495259d0</meta:generator>
    <meta:document-statistic meta:table-count="1" meta:cell-count="45" meta:object-count="0"/>
  </office:meta>
</office:document-meta>
</file>